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Product Name</text:p>
          </table:table-cell>
          <table:table-cell office:value-type="string">
            <text:p>Upfront Comm</text:p>
          </table:table-cell>
          <table:table-cell office:value-type="string">
            <text:p>Trail Commsiion</text:p>
          </table:table-cell>
          <table:table-cell office:value-type="string">
            <text:p>Type</text:p>
          </table:table-cell>
          <table:table-cell office:value-type="string">
            <text:p>Author</text:p>
          </table:table-cell>
        </table:table-row>
        <table:table-row table:style-name="ro1">
          <table:table-cell office:value-type="string">
            <text:p>Axis Equity Fund</text:p>
          </table:table-cell>
          <table:table-cell office:value-type="string">
            <text:p>1.25%</text:p>
          </table:table-cell>
          <table:table-cell office:value-type="string">
            <text:p>0.5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0.45">
            <text:p>0.4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Axis Gold ETF Growth</text:p>
          </table:table-cell>
          <table:table-cell office:value-type="string">
            <text:p>0.05%</text:p>
          </table:table-cell>
          <table:table-cell office:value-type="string">
            <text:p>Nil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Axis Money Manager Fund</text:p>
          </table:table-cell>
          <table:table-cell office:value-type="string">
            <text:p>Nil</text:p>
          </table:table-cell>
          <table:table-cell office:value-type="string">
            <text:p>0.1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Axis Treasury Advantage Fund</text:p>
          </table:table-cell>
          <table:table-cell office:value-type="string">
            <text:p>Nil</text:p>
          </table:table-cell>
          <table:table-cell office:value-type="string">
            <text:p>0.9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Axis Triple Advanatage Fund</text:p>
          </table:table-cell>
          <table:table-cell office:value-type="string">
            <text:p>1.25%</text:p>
          </table:table-cell>
          <table:table-cell office:value-type="string">
            <text:p>0.5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Axis Triple Advantage Fund - Growth</text:p>
          </table:table-cell>
          <table:table-cell office:value-type="string">
            <text:p>0.80%</text:p>
          </table:table-cell>
          <table:table-cell office:value-type="string">
            <text:p>0.40%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Axis Treasury Advantage Fund - Growth</text:p>
          </table:table-cell>
          <table:table-cell office:value-type="string">
            <text:p>0.00%</text:p>
          </table:table-cell>
          <table:table-cell office:value-type="string">
            <text:p>0.08%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Axis Triple Advantage Fund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Axis Treasury Advantage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irla Sun Life Dividend Yield Plus</text:p>
          </table:table-cell>
          <table:table-cell office:value-type="string">
            <text:p>1.00%</text:p>
          </table:table-cell>
          <table:table-cell office:value-type="string">
            <text:p>0.5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Birla Sun Life Dynamic Bond Fund</text:p>
          </table:table-cell>
          <table:table-cell office:value-type="string">
            <text:p>0.50%</text:p>
          </table:table-cell>
          <table:table-cell office:value-type="string">
            <text:p>Nil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Birla Sun Life Frontline Equity Fund</text:p>
          </table:table-cell>
          <table:table-cell office:value-type="string">
            <text:p>1.00%</text:p>
          </table:table-cell>
          <table:table-cell office:value-type="string">
            <text:p>0.5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Birla Sun Life Gold Fund</text:p>
          </table:table-cell>
          <table:table-cell office:value-type="string">
            <text:p>0.40%</text:p>
          </table:table-cell>
          <table:table-cell office:value-type="string">
            <text:p>Nil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Birla Sun Life Infrastructure Fund</text:p>
          </table:table-cell>
          <table:table-cell office:value-type="string">
            <text:p>1.00%</text:p>
          </table:table-cell>
          <table:table-cell office:value-type="string">
            <text:p>0.5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Birla Sun Life Medium Term Plan</text:p>
          </table:table-cell>
          <table:table-cell office:value-type="string">
            <text:p>1.25%</text:p>
          </table:table-cell>
          <table:table-cell office:value-type="string">
            <text:p>Nil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Birla Sun Life MidCap Fund</text:p>
          </table:table-cell>
          <table:table-cell office:value-type="string">
            <text:p>1.00%</text:p>
          </table:table-cell>
          <table:table-cell office:value-type="string">
            <text:p>0.5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Birla Sun Life Savings Fund</text:p>
          </table:table-cell>
          <table:table-cell office:value-type="string">
            <text:p>Nil</text:p>
          </table:table-cell>
          <table:table-cell office:value-type="string">
            <text:p>0.05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Birla Sun Life 95</text:p>
          </table:table-cell>
          <table:table-cell office:value-type="float" office:value="0.75">
            <text:p>0.75</text:p>
          </table:table-cell>
          <table:table-cell office:value-type="float" office:value="0.45">
            <text:p>0.4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Birla Sun Life Asset Allocation Aggressive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Birla Sun Life Frontline Equity</text:p>
          </table:table-cell>
          <table:table-cell office:value-type="float" office:value="0.75">
            <text:p>0.75</text:p>
          </table:table-cell>
          <table:table-cell office:value-type="float" office:value="0.45">
            <text:p>0.4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Birla Sun Life Dynamic Bond (less than 5 cr)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Birla Sun Life Dividend Yield Plus</text:p>
          </table:table-cell>
          <table:table-cell office:value-type="float" office:value="0.75">
            <text:p>0.75</text:p>
          </table:table-cell>
          <table:table-cell office:value-type="float" office:value="0.45">
            <text:p>0.4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Birla Sun Life Long Term Adv</text:p>
          </table:table-cell>
          <table:table-cell office:value-type="float" office:value="0.75">
            <text:p>0.75</text:p>
          </table:table-cell>
          <table:table-cell office:value-type="float" office:value="0.45">
            <text:p>0.4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Birla Sun Life Small and Midcap Fund</text:p>
          </table:table-cell>
          <table:table-cell office:value-type="float" office:value="0.75">
            <text:p>0.75</text:p>
          </table:table-cell>
          <table:table-cell office:value-type="float" office:value="0.45">
            <text:p>0.4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Birla Sun Life Special Situations</text:p>
          </table:table-cell>
          <table:table-cell office:value-type="float" office:value="0.75">
            <text:p>0.75</text:p>
          </table:table-cell>
          <table:table-cell office:value-type="float" office:value="0.45">
            <text:p>0.4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Birla Sun Life Top 100</text:p>
          </table:table-cell>
          <table:table-cell office:value-type="float" office:value="0.75">
            <text:p>0.75</text:p>
          </table:table-cell>
          <table:table-cell office:value-type="float" office:value="0.45">
            <text:p>0.4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Birla Dynamic Bond Fund [Less than 5 crore]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Birla Dynamic Bond Fund [more than 5 crore]</text:p>
          </table:table-cell>
          <table:table-cell office:value-type="float" office:value="0.0024">
            <text:p>0.0024</text:p>
          </table:table-cell>
          <table:table-cell office:value-type="float" office:value="0">
            <text:p>0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Birla Savings <text:s/>Fund - Insti Plan</text:p>
          </table:table-cell>
          <table:table-cell office:value-type="float" office:value="0">
            <text:p>0</text:p>
          </table:table-cell>
          <table:table-cell office:value-type="float" office:value="0.0004">
            <text:p>0.0004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Birla Savings <text:s/>Fund - Retail Plan</text:p>
          </table:table-cell>
          <table:table-cell office:value-type="float" office:value="0">
            <text:p>0</text:p>
          </table:table-cell>
          <table:table-cell office:value-type="float" office:value="0.0004">
            <text:p>0.0004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Birla Dividend Yield Plus Fund</text:p>
          </table:table-cell>
          <table:table-cell office:value-type="float" office:value="0.0075">
            <text:p>0.0075</text:p>
          </table:table-cell>
          <table:table-cell office:value-type="float" office:value="0.0045">
            <text:p>0.004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SP BlackRock Equity Fund </text:p>
          </table:table-cell>
          <table:table-cell office:value-type="string">
            <text:p>0.50%</text:p>
          </table:table-cell>
          <table:table-cell office:value-type="string">
            <text:p>0.85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DSP BlackRock Equity Fund - Regular Plan</text:p>
          </table:table-cell>
          <table:table-cell office:value-type="string">
            <text:p>0.50%</text:p>
          </table:table-cell>
          <table:table-cell office:value-type="string">
            <text:p>0.85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DSP BlackRock Income Opportunities Fund </text:p>
          </table:table-cell>
          <table:table-cell office:value-type="string">
            <text:p>1.25%</text:p>
          </table:table-cell>
          <table:table-cell office:value-type="string">
            <text:p>0.0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DSP BlackRock Micro Cap Fund</text:p>
          </table:table-cell>
          <table:table-cell office:value-type="string">
            <text:p>0.50%</text:p>
          </table:table-cell>
          <table:table-cell office:value-type="string">
            <text:p>0.85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DSP BlackRock Money Manager Fund</text:p>
          </table:table-cell>
          <table:table-cell office:value-type="string">
            <text:p>Nil</text:p>
          </table:table-cell>
          <table:table-cell office:value-type="string">
            <text:p>0.7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DSP BlackRock Opportunities Fund</text:p>
          </table:table-cell>
          <table:table-cell office:value-type="string">
            <text:p>0.50%</text:p>
          </table:table-cell>
          <table:table-cell office:value-type="string">
            <text:p>0.85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DSP BlackRock Short Term Fund</text:p>
          </table:table-cell>
          <table:table-cell office:value-type="string">
            <text:p>0.70%</text:p>
          </table:table-cell>
          <table:table-cell office:value-type="string">
            <text:p>0.0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DSP BlackRock Small and Mid Cap Fund</text:p>
          </table:table-cell>
          <table:table-cell office:value-type="string">
            <text:p>0.50%</text:p>
          </table:table-cell>
          <table:table-cell office:value-type="string">
            <text:p>0.85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DSP BlackRock Tax Saver Fund </text:p>
          </table:table-cell>
          <table:table-cell office:value-type="string">
            <text:p>4.50%</text:p>
          </table:table-cell>
          <table:table-cell office:value-type="string">
            <text:p>Nil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DSP BlackRock Top 100 Equity Fund</text:p>
          </table:table-cell>
          <table:table-cell office:value-type="string">
            <text:p>0.50%</text:p>
          </table:table-cell>
          <table:table-cell office:value-type="string">
            <text:p>0.85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DSP Short Term Fund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DSP Equity Fund</text:p>
          </table:table-cell>
          <table:table-cell office:value-type="float" office:value="0.005">
            <text:p>0.005</text:p>
          </table:table-cell>
          <table:table-cell office:value-type="float" office:value="0.006">
            <text:p>0.006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DSP Money Manager Fund - Reg</text:p>
          </table:table-cell>
          <table:table-cell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DSP BlackRock Balanced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DSP BlackRock Bond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DSP BlackRock Equity</text:p>
          </table:table-cell>
          <table:table-cell office:value-type="float" office:value="0.55">
            <text:p>0.55</text:p>
          </table:table-cell>
          <table:table-cell office:value-type="float" office:value="0.6">
            <text:p>0.6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DSP BlackRock Micro Cap Reg</text:p>
          </table:table-cell>
          <table:table-cell office:value-type="float" office:value="0.55">
            <text:p>0.55</text:p>
          </table:table-cell>
          <table:table-cell office:value-type="float" office:value="0.6">
            <text:p>0.6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DSP BlackRock Opportunities</text:p>
          </table:table-cell>
          <table:table-cell office:value-type="float" office:value="0.55">
            <text:p>0.55</text:p>
          </table:table-cell>
          <table:table-cell office:value-type="float" office:value="0.6">
            <text:p>0.6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DSP BlackRock Small and Mid Cap Reg</text:p>
          </table:table-cell>
          <table:table-cell office:value-type="float" office:value="0.55">
            <text:p>0.55</text:p>
          </table:table-cell>
          <table:table-cell office:value-type="float" office:value="0.6">
            <text:p>0.6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DSP BlackRock T.I.G.E.R. Reg</text:p>
          </table:table-cell>
          <table:table-cell office:value-type="float" office:value="0.55">
            <text:p>0.55</text:p>
          </table:table-cell>
          <table:table-cell office:value-type="float" office:value="0.6">
            <text:p>0.6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DSP BlackRock Tax Saver</text:p>
          </table:table-cell>
          <table:table-cell office:value-type="float" office:value="3.75">
            <text:p>3.75</text:p>
          </table:table-cell>
          <table:table-cell office:value-type="float" office:value="0">
            <text:p>0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DSP BlackRock Top 100 Equity Reg</text:p>
          </table:table-cell>
          <table:table-cell office:value-type="float" office:value="0.55">
            <text:p>0.55</text:p>
          </table:table-cell>
          <table:table-cell office:value-type="float" office:value="0.6">
            <text:p>0.6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DSP BlackRock TOP 100 Reg</text:p>
          </table:table-cell>
          <table:table-cell office:value-type="float" office:value="0.55">
            <text:p>0.55</text:p>
          </table:table-cell>
          <table:table-cell office:value-type="float" office:value="0.6">
            <text:p>0.6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empleton India Equity Income Fund</text:p>
          </table:table-cell>
          <table:table-cell office:value-type="string">
            <text:p>Nil</text:p>
          </table:table-cell>
          <table:table-cell office:value-type="string">
            <text:p>0.9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Templeton India Growth Fund</text:p>
          </table:table-cell>
          <table:table-cell office:value-type="string">
            <text:p>Nil</text:p>
          </table:table-cell>
          <table:table-cell office:value-type="string">
            <text:p>0.9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Templeton India Short Term Income Plan</text:p>
          </table:table-cell>
          <table:table-cell office:value-type="string">
            <text:p>0.50%</text:p>
          </table:table-cell>
          <table:table-cell office:value-type="string">
            <text:p>Nil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Templeton India Treasury Management Account - Regular Plan</text:p>
          </table:table-cell>
          <table:table-cell office:value-type="string">
            <text:p>Nil</text:p>
          </table:table-cell>
          <table:table-cell office:value-type="string">
            <text:p>0.05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Templeton India Growth</text:p>
          </table:table-cell>
          <table:table-cell office:value-type="float" office:value="0.9">
            <text:p>0.9</text:p>
          </table:table-cell>
          <table:table-cell office:value-type="float" office:value="0.35">
            <text:p>0.3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Templeton India Short Term <text:s/>Income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Templeton India Short-term Income Ret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ranklin India Bluechip Fund</text:p>
          </table:table-cell>
          <table:table-cell office:value-type="string">
            <text:p>Nil</text:p>
          </table:table-cell>
          <table:table-cell office:value-type="string">
            <text:p>0.9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Franklin India Flexi Cap Fund</text:p>
          </table:table-cell>
          <table:table-cell office:value-type="string">
            <text:p>Nil</text:p>
          </table:table-cell>
          <table:table-cell office:value-type="string">
            <text:p>0.9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Franklin India Prima Fund</text:p>
          </table:table-cell>
          <table:table-cell office:value-type="string">
            <text:p>Nil</text:p>
          </table:table-cell>
          <table:table-cell office:value-type="string">
            <text:p>0.9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Franklin India Tax Shield</text:p>
          </table:table-cell>
          <table:table-cell office:value-type="string">
            <text:p>Nil</text:p>
          </table:table-cell>
          <table:table-cell office:value-type="string">
            <text:p>1.4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/>
          <table:table-cell office:value-type="float" office:value="3.25">
            <text:p>3.25</text:p>
          </table:table-cell>
          <table:table-cell office:value-type="float" office:value="0">
            <text:p>0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Franklin India Bluechip</text:p>
          </table:table-cell>
          <table:table-cell office:value-type="float" office:value="0.9">
            <text:p>0.9</text:p>
          </table:table-cell>
          <table:table-cell office:value-type="float" office:value="0.35">
            <text:p>0.3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Franklin India Opportunities</text:p>
          </table:table-cell>
          <table:table-cell office:value-type="float" office:value="0.9">
            <text:p>0.9</text:p>
          </table:table-cell>
          <table:table-cell office:value-type="float" office:value="0.35">
            <text:p>0.3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Franklin India Prima Plus</text:p>
          </table:table-cell>
          <table:table-cell office:value-type="float" office:value="0.9">
            <text:p>0.9</text:p>
          </table:table-cell>
          <table:table-cell office:value-type="float" office:value="0.35">
            <text:p>0.3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Franklin India Flexi Cap</text:p>
          </table:table-cell>
          <table:table-cell office:value-type="float" office:value="0.9">
            <text:p>0.9</text:p>
          </table:table-cell>
          <table:table-cell office:value-type="float" office:value="0.35">
            <text:p>0.3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Franklin India Balanced</text:p>
          </table:table-cell>
          <table:table-cell office:value-type="float" office:value="0.55">
            <text:p>0.55</text:p>
          </table:table-cell>
          <table:table-cell office:value-type="float" office:value="0.35">
            <text:p>0.3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HDFC Balanced Fund</text:p>
          </table:table-cell>
          <table:table-cell office:value-type="string">
            <text:p>0.50%</text:p>
          </table:table-cell>
          <table:table-cell office:value-type="string">
            <text:p>0.75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HDFC Cash Management Treasury Advantage Fund</text:p>
          </table:table-cell>
          <table:table-cell office:value-type="string">
            <text:p>Nil</text:p>
          </table:table-cell>
          <table:table-cell office:value-type="string">
            <text:p>0.75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HDFC Equity Fund</text:p>
          </table:table-cell>
          <table:table-cell office:value-type="string">
            <text:p>0.50%</text:p>
          </table:table-cell>
          <table:table-cell office:value-type="string">
            <text:p>0.75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HDFC Gold Fund</text:p>
          </table:table-cell>
          <table:table-cell office:value-type="string">
            <text:p>0.75%</text:p>
          </table:table-cell>
          <table:table-cell office:value-type="string">
            <text:p>Nil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HDFC Growth Fund</text:p>
          </table:table-cell>
          <table:table-cell office:value-type="string">
            <text:p>0.85%</text:p>
          </table:table-cell>
          <table:table-cell office:value-type="string">
            <text:p>0.4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HDFC High Interest Fund - Short Term Plan</text:p>
          </table:table-cell>
          <table:table-cell office:value-type="string">
            <text:p>Nil</text:p>
          </table:table-cell>
          <table:table-cell office:value-type="string">
            <text:p>0.3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HDFC Index Fund - Sensex Plus Plan</text:p>
          </table:table-cell>
          <table:table-cell office:value-type="string">
            <text:p>Nil</text:p>
          </table:table-cell>
          <table:table-cell office:value-type="string">
            <text:p>0.75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HDFC Liquid Fund</text:p>
          </table:table-cell>
          <table:table-cell office:value-type="string">
            <text:p>Nil</text:p>
          </table:table-cell>
          <table:table-cell office:value-type="string">
            <text:p>0.1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HDFC Long Term Advantage Fund</text:p>
          </table:table-cell>
          <table:table-cell office:value-type="string">
            <text:p>0.85%</text:p>
          </table:table-cell>
          <table:table-cell office:value-type="string">
            <text:p>0.4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/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HDFC Mid-Cap Opportunities Fund </text:p>
          </table:table-cell>
          <table:table-cell office:value-type="string">
            <text:p>0.50%</text:p>
          </table:table-cell>
          <table:table-cell office:value-type="string">
            <text:p>0.75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HDFC Monthly Income Plan - Long Term Plan</text:p>
          </table:table-cell>
          <table:table-cell office:value-type="string">
            <text:p>0.75%</text:p>
          </table:table-cell>
          <table:table-cell office:value-type="string">
            <text:p>0.4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HDFC Monthly Income Plan - Short Term Plan</text:p>
          </table:table-cell>
          <table:table-cell office:value-type="string">
            <text:p>1.15%</text:p>
          </table:table-cell>
          <table:table-cell office:value-type="string">
            <text:p>Nil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HDFC Multiple Yield Fund</text:p>
          </table:table-cell>
          <table:table-cell office:value-type="string">
            <text:p>1.00%</text:p>
          </table:table-cell>
          <table:table-cell office:value-type="string">
            <text:p>Nil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HDFC Prudence Fund</text:p>
          </table:table-cell>
          <table:table-cell office:value-type="string">
            <text:p>0.50%</text:p>
          </table:table-cell>
          <table:table-cell office:value-type="string">
            <text:p>0.75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HDFC Tax Saver</text:p>
          </table:table-cell>
          <table:table-cell office:value-type="string">
            <text:p>3.00%</text:p>
          </table:table-cell>
          <table:table-cell office:value-type="string">
            <text:p>Nil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HDFC Top 200 Fund</text:p>
          </table:table-cell>
          <table:table-cell office:value-type="string">
            <text:p>0.50%</text:p>
          </table:table-cell>
          <table:table-cell office:value-type="string">
            <text:p>0.75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HDFC Cash Management Treasury Advantage</text:p>
          </table:table-cell>
          <table:table-cell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HDFC Equity</text:p>
          </table:table-cell>
          <table:table-cell office:value-type="float" office:value="0.45">
            <text:p>0.45</text:p>
          </table:table-cell>
          <table:table-cell office:value-type="float" office:value="0.55">
            <text:p>0.5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HDFC Growth</text:p>
          </table:table-cell>
          <table:table-cell office:value-type="float" office:value="0.45">
            <text:p>0.45</text:p>
          </table:table-cell>
          <table:table-cell office:value-type="float" office:value="0.55">
            <text:p>0.5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HDFC High Interest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HDFC Income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HDFC Medium Term Opportunities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HDFC Mid-Cap Opportunities</text:p>
          </table:table-cell>
          <table:table-cell office:value-type="float" office:value="0.45">
            <text:p>0.45</text:p>
          </table:table-cell>
          <table:table-cell office:value-type="float" office:value="0.55">
            <text:p>0.5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HDFC Premier Multi Cap</text:p>
          </table:table-cell>
          <table:table-cell office:value-type="float" office:value="0.45">
            <text:p>0.45</text:p>
          </table:table-cell>
          <table:table-cell office:value-type="float" office:value="0.55">
            <text:p>0.5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HDFC Prudence</text:p>
          </table:table-cell>
          <table:table-cell office:value-type="float" office:value="0.45">
            <text:p>0.45</text:p>
          </table:table-cell>
          <table:table-cell office:value-type="float" office:value="0.55">
            <text:p>0.5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HDFC Taxsaver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HDFC Top 200</text:p>
          </table:table-cell>
          <table:table-cell office:value-type="float" office:value="0.45">
            <text:p>0.45</text:p>
          </table:table-cell>
          <table:table-cell office:value-type="float" office:value="0.55">
            <text:p>0.5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CICI Blue Chip Fund Growth</text:p>
          </table:table-cell>
          <table:table-cell table:number-columns-repeated="2" office:value-type="string">
            <text:p>0.75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ICICI Discovery</text:p>
          </table:table-cell>
          <table:table-cell table:number-columns-repeated="2" office:value-type="string">
            <text:p>0.75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ICICI Dynamic Plan</text:p>
          </table:table-cell>
          <table:table-cell table:number-columns-repeated="2" office:value-type="string">
            <text:p>0.75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ICICI Flexi Income Fund</text:p>
          </table:table-cell>
          <table:table-cell office:value-type="string">
            <text:p>Nil</text:p>
          </table:table-cell>
          <table:table-cell office:value-type="string">
            <text:p>0.05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ICICI Pru Dynamic Bond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ICICI Pru Focused Bluechip Eq Retail</text:p>
          </table:table-cell>
          <table:table-cell office:value-type="float" office:value="0.75">
            <text:p>0.75</text:p>
          </table:table-cell>
          <table:table-cell office:value-type="float" office:value="0.4">
            <text:p>0.4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ICICI Prudential Long term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ICICI Prudential Regular Saving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ICICI Prudential Tax Plan</text:p>
          </table:table-cell>
          <table:table-cell office:value-type="float" office:value="3.25">
            <text:p>3.25</text:p>
          </table:table-cell>
          <table:table-cell office:value-type="float" office:value="0">
            <text:p>0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DFC Dynamic Bond Fund</text:p>
          </table:table-cell>
          <table:table-cell office:value-type="string">
            <text:p>Nil</text:p>
          </table:table-cell>
          <table:table-cell office:value-type="string">
            <text:p>0.75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IDFC Money Manager Fund - Treasury Plan A</text:p>
          </table:table-cell>
          <table:table-cell office:value-type="string">
            <text:p>Nil</text:p>
          </table:table-cell>
          <table:table-cell office:value-type="string">
            <text:p>0.75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IDFC Premier Equity Fund - Plan A</text:p>
          </table:table-cell>
          <table:table-cell office:value-type="string">
            <text:p>0.50%</text:p>
          </table:table-cell>
          <table:table-cell office:value-type="string">
            <text:p>0.75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IDFC Sterling Equity Fund </text:p>
          </table:table-cell>
          <table:table-cell office:value-type="string">
            <text:p>0.50%</text:p>
          </table:table-cell>
          <table:table-cell office:value-type="string">
            <text:p>0.75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IDFC Sterling Equity</text:p>
          </table:table-cell>
          <table:table-cell office:value-type="float" office:value="0.004">
            <text:p>0.004</text:p>
          </table:table-cell>
          <table:table-cell office:value-type="float" office:value="0.0045">
            <text:p>0.004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IDFC Premier Equity</text:p>
          </table:table-cell>
          <table:table-cell office:value-type="float" office:value="0.004">
            <text:p>0.004</text:p>
          </table:table-cell>
          <table:table-cell office:value-type="float" office:value="0.0035">
            <text:p>0.003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IDFC Money Manager</text:p>
          </table:table-cell>
          <table:table-cell office:value-type="float" office:value="0">
            <text:p>0</text:p>
          </table:table-cell>
          <table:table-cell office:value-type="float" office:value="0.0032">
            <text:p>0.0032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IDFC Imperial Equity</text:p>
          </table:table-cell>
          <table:table-cell office:value-type="float" office:value="0.4">
            <text:p>0.4</text:p>
          </table:table-cell>
          <table:table-cell office:value-type="float" office:value="0.45">
            <text:p>0.4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IDFC Premier Equity Plan A</text:p>
          </table:table-cell>
          <table:table-cell office:value-type="float" office:value="0.4">
            <text:p>0.4</text:p>
          </table:table-cell>
          <table:table-cell office:value-type="float" office:value="0.35">
            <text:p>0.3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IDFC Tax Advantage</text:p>
          </table:table-cell>
          <table:table-cell office:value-type="float" office:value="3.25">
            <text:p>3.25</text:p>
          </table:table-cell>
          <table:table-cell office:value-type="float" office:value="0">
            <text:p>0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Pramerica Credit Opportunities Fund</text:p>
          </table:table-cell>
          <table:table-cell table:number-columns-repeated="2" office:value-type="string">
            <text:p>0.5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Pramerica Equity Fund</text:p>
          </table:table-cell>
          <table:table-cell office:value-type="string">
            <text:p>0.50%</text:p>
          </table:table-cell>
          <table:table-cell office:value-type="string">
            <text:p>1.5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/>
          <table:table-cell office:value-type="float" office:value="0.75">
            <text:p>0.75</text:p>
          </table:table-cell>
          <table:table-cell office:value-type="float" office:value="0.7">
            <text:p>0.7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Pramerica Short Term Income Fund</text:p>
          </table:table-cell>
          <table:table-cell office:value-type="string">
            <text:p>0.15%</text:p>
          </table:table-cell>
          <table:table-cell office:value-type="string">
            <text:p>Nil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Pramerica Ultra Short Term Bond Fund</text:p>
          </table:table-cell>
          <table:table-cell office:value-type="string">
            <text:p>Nil</text:p>
          </table:table-cell>
          <table:table-cell office:value-type="string">
            <text:p>0.25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eliance Dynamic Bond Fund</text:p>
          </table:table-cell>
          <table:table-cell office:value-type="string">
            <text:p>0.50%</text:p>
          </table:table-cell>
          <table:table-cell office:value-type="string">
            <text:p>0.4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Reliance Equity Opportunities Fund - Retail Plan (G)</text:p>
          </table:table-cell>
          <table:table-cell office:value-type="string">
            <text:p>0.90%</text:p>
          </table:table-cell>
          <table:table-cell office:value-type="string">
            <text:p>0.5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Reliance Gold Savings Fund</text:p>
          </table:table-cell>
          <table:table-cell office:value-type="string">
            <text:p>0.70%</text:p>
          </table:table-cell>
          <table:table-cell office:value-type="string">
            <text:p>Nil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Reliance Growth Fund - Retail Plan</text:p>
          </table:table-cell>
          <table:table-cell office:value-type="string">
            <text:p>0.90%</text:p>
          </table:table-cell>
          <table:table-cell office:value-type="string">
            <text:p>0.5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Reliance Liquid Fund - Cash Plan</text:p>
          </table:table-cell>
          <table:table-cell office:value-type="string">
            <text:p>Nil</text:p>
          </table:table-cell>
          <table:table-cell office:value-type="string">
            <text:p>0.6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Reliance Money Manager Fund - Retail Plan</text:p>
          </table:table-cell>
          <table:table-cell office:value-type="string">
            <text:p>Nil</text:p>
          </table:table-cell>
          <table:table-cell office:value-type="string">
            <text:p>0.35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Reliance Monthly Income Plan</text:p>
          </table:table-cell>
          <table:table-cell office:value-type="string">
            <text:p>1.05%</text:p>
          </table:table-cell>
          <table:table-cell office:value-type="string">
            <text:p>0.3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Reliance Regular Savings Fund - Debt Option - Retail Plan</text:p>
          </table:table-cell>
          <table:table-cell office:value-type="string">
            <text:p>0.75%</text:p>
          </table:table-cell>
          <table:table-cell office:value-type="string">
            <text:p>0.4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Reliance Tax Saver (ELSS) Fund</text:p>
          </table:table-cell>
          <table:table-cell office:value-type="string">
            <text:p>3.80%</text:p>
          </table:table-cell>
          <table:table-cell office:value-type="string">
            <text:p>Nil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Reliance Dynamic Bond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Reliance Long Term Equity</text:p>
          </table:table-cell>
          <table:table-cell office:value-type="float" office:value="0.7">
            <text:p>0.7</text:p>
          </table:table-cell>
          <table:table-cell office:value-type="float" office:value="0.35">
            <text:p>0.3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Reliance Regular Savings Equity</text:p>
          </table:table-cell>
          <table:table-cell office:value-type="float" office:value="0.7">
            <text:p>0.7</text:p>
          </table:table-cell>
          <table:table-cell office:value-type="float" office:value="0.35">
            <text:p>0.3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Reliance Short-term</text:p>
          </table:table-cell>
          <table:table-cell office:value-type="float" office:value="0.65">
            <text:p>0.65</text:p>
          </table:table-cell>
          <table:table-cell office:value-type="float" office:value="0">
            <text:p>0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Reliance Tax Saver</text:p>
          </table:table-cell>
          <table:table-cell office:value-type="float" office:value="3.75">
            <text:p>3.75</text:p>
          </table:table-cell>
          <table:table-cell office:value-type="float" office:value="0">
            <text:p>0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Reliance Vision</text:p>
          </table:table-cell>
          <table:table-cell office:value-type="float" office:value="0.7">
            <text:p>0.7</text:p>
          </table:table-cell>
          <table:table-cell office:value-type="float" office:value="0.35">
            <text:p>0.3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SBI Dynamic Bond Fund</text:p>
          </table:table-cell>
          <table:table-cell table:number-columns-repeated="2" office:value-type="string">
            <text:p>0.5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SBI Emerging Businesses Fund - Regular Plan - G</text:p>
          </table:table-cell>
          <table:table-cell table:number-columns-repeated="2" office:value-type="string">
            <text:p>0.5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SBI Magnum Tax Gain</text:p>
          </table:table-cell>
          <table:table-cell office:value-type="string">
            <text:p>3.00%</text:p>
          </table:table-cell>
          <table:table-cell office:value-type="string">
            <text:p>Nil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SBI Magnum Contra</text:p>
          </table:table-cell>
          <table:table-cell office:value-type="float" office:value="0.75">
            <text:p>0.75</text:p>
          </table:table-cell>
          <table:table-cell office:value-type="float" office:value="0.45">
            <text:p>0.4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SBI Magnum Equity</text:p>
          </table:table-cell>
          <table:table-cell office:value-type="float" office:value="0.75">
            <text:p>0.75</text:p>
          </table:table-cell>
          <table:table-cell office:value-type="float" office:value="0.45">
            <text:p>0.4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SBI Short Term Ret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undaram Select Focus</text:p>
          </table:table-cell>
          <table:table-cell office:value-type="string">
            <text:p>0.75%</text:p>
          </table:table-cell>
          <table:table-cell office:value-type="string">
            <text:p>0.5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/>
          <table:table-cell office:value-type="float" office:value="0.55">
            <text:p>0.55</text:p>
          </table:table-cell>
          <table:table-cell office:value-type="float" office:value="0.3">
            <text:p>0.3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Sundaram Select Mid Cap</text:p>
          </table:table-cell>
          <table:table-cell office:value-type="string">
            <text:p>0.75%</text:p>
          </table:table-cell>
          <table:table-cell office:value-type="string">
            <text:p>0.50%</text:p>
          </table:table-cell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Sundaram Growth</text:p>
          </table:table-cell>
          <table:table-cell office:value-type="float" office:value="0.55">
            <text:p>0.55</text:p>
          </table:table-cell>
          <table:table-cell office:value-type="float" office:value="0.3">
            <text:p>0.3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pollo Munich Easy Health Individual</text:p>
          </table:table-cell>
          <table:table-cell office:value-type="string">
            <text:p>19%</text:p>
          </table:table-cell>
          <table:table-cell/>
          <table:table-cell office:value-type="string">
            <text:p>GI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Apollo Munich Optima Senior</text:p>
          </table:table-cell>
          <table:table-cell office:value-type="string">
            <text:p>19%</text:p>
          </table:table-cell>
          <table:table-cell/>
          <table:table-cell office:value-type="string">
            <text:p>GI</text:p>
          </table:table-cell>
          <table:table-cell office:value-type="string">
            <text:p>Hare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jaj Allianz Individual Health Guard</text:p>
          </table:table-cell>
          <table:table-cell office:value-type="string">
            <text:p>20%</text:p>
          </table:table-cell>
          <table:table-cell/>
          <table:table-cell office:value-type="string">
            <text:p>GI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Bajaj Allianz Critical Care j Allianz</text:p>
          </table:table-cell>
          <table:table-cell office:value-type="string">
            <text:p>20%</text:p>
          </table:table-cell>
          <table:table-cell/>
          <table:table-cell office:value-type="string">
            <text:p>GI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Bajaj Allianz Critical Care Policy</text:p>
          </table:table-cell>
          <table:table-cell office:value-type="string">
            <text:p>20%</text:p>
          </table:table-cell>
          <table:table-cell/>
          <table:table-cell office:value-type="string">
            <text:p>GI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Bajaj Allianz Critical Illness Cover</text:p>
          </table:table-cell>
          <table:table-cell office:value-type="string">
            <text:p>20%</text:p>
          </table:table-cell>
          <table:table-cell/>
          <table:table-cell office:value-type="string">
            <text:p>GI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Bajaj Allianz Extra Care</text:p>
          </table:table-cell>
          <table:table-cell office:value-type="string">
            <text:p>20%</text:p>
          </table:table-cell>
          <table:table-cell/>
          <table:table-cell office:value-type="string">
            <text:p>GI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Bajaj Allianz Health Guard</text:p>
          </table:table-cell>
          <table:table-cell office:value-type="string">
            <text:p>20%</text:p>
          </table:table-cell>
          <table:table-cell/>
          <table:table-cell office:value-type="string">
            <text:p>GI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Bajaj Allianz Premier Personal Guard</text:p>
          </table:table-cell>
          <table:table-cell office:value-type="string">
            <text:p>20%</text:p>
          </table:table-cell>
          <table:table-cell/>
          <table:table-cell office:value-type="string">
            <text:p>GI</text:p>
          </table:table-cell>
          <table:table-cell office:value-type="string">
            <text:p>Hare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SLI Protector Plus Plan</text:p>
          </table:table-cell>
          <table:table-cell office:value-type="string">
            <text:p>For 15+ Term first year 32, 2nd year 3.5, For 10 year term first year 21, 2nd year onward 3.5, For 5 year term First Year 10%, 2nd year onward 3.5</text:p>
          </table:table-cell>
          <table:table-cell/>
          <table:table-cell office:value-type="string">
            <text:p>LI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HDFC Life Click 2 Protect</text:p>
          </table:table-cell>
          <table:table-cell office:value-type="string">
            <text:p>3300%</text:p>
          </table:table-cell>
          <table:table-cell/>
          <table:table-cell office:value-type="string">
            <text:p>LI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Health Guard</text:p>
          </table:table-cell>
          <table:table-cell office:value-type="string">
            <text:p>20%</text:p>
          </table:table-cell>
          <table:table-cell/>
          <table:table-cell office:value-type="string">
            <text:p>GI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ICICI Critical Care</text:p>
          </table:table-cell>
          <table:table-cell office:value-type="string">
            <text:p>18%</text:p>
          </table:table-cell>
          <table:table-cell/>
          <table:table-cell office:value-type="string">
            <text:p>GI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ICICI Health Care Plus</text:p>
          </table:table-cell>
          <table:table-cell office:value-type="string">
            <text:p>18%</text:p>
          </table:table-cell>
          <table:table-cell/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ICICI Lombard Critical Care</text:p>
          </table:table-cell>
          <table:table-cell office:value-type="string">
            <text:p>18%</text:p>
          </table:table-cell>
          <table:table-cell/>
          <table:table-cell office:value-type="string">
            <text:p>GI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ICICI Lombard Critical Care Cover</text:p>
          </table:table-cell>
          <table:table-cell office:value-type="string">
            <text:p>18%</text:p>
          </table:table-cell>
          <table:table-cell/>
          <table:table-cell office:value-type="string">
            <text:p>GI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ICICI Lombard Health Protect Family Floater</text:p>
          </table:table-cell>
          <table:table-cell office:value-type="string">
            <text:p>18%</text:p>
          </table:table-cell>
          <table:table-cell/>
          <table:table-cell office:value-type="string">
            <text:p>GI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ICICI Lombard Health Protect Plus</text:p>
          </table:table-cell>
          <table:table-cell office:value-type="string">
            <text:p>18%</text:p>
          </table:table-cell>
          <table:table-cell/>
          <table:table-cell office:value-type="string">
            <text:p>GI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ICICI Lombard Persoanl Accident Cover</text:p>
          </table:table-cell>
          <table:table-cell office:value-type="string">
            <text:p>18%</text:p>
          </table:table-cell>
          <table:table-cell/>
          <table:table-cell office:value-type="string">
            <text:p>GI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ICICI Lombard Personal Protect Plan</text:p>
          </table:table-cell>
          <table:table-cell office:value-type="string">
            <text:p>18%</text:p>
          </table:table-cell>
          <table:table-cell/>
          <table:table-cell office:value-type="string">
            <text:p>GI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ICICI Lombard Top Up Cover</text:p>
          </table:table-cell>
          <table:table-cell office:value-type="string">
            <text:p>18%</text:p>
          </table:table-cell>
          <table:table-cell/>
          <table:table-cell office:value-type="string">
            <text:p>GI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ICICI Personal Protect</text:p>
          </table:table-cell>
          <table:table-cell office:value-type="string">
            <text:p>18%</text:p>
          </table:table-cell>
          <table:table-cell/>
          <table:table-cell office:value-type="string">
            <text:p>GI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ICICI Personal Protect Policy</text:p>
          </table:table-cell>
          <table:table-cell office:value-type="string">
            <text:p>18%</text:p>
          </table:table-cell>
          <table:table-cell/>
          <table:table-cell office:value-type="string">
            <text:p>GI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ICICI Pru Capital Protection</text:p>
          </table:table-cell>
          <table:table-cell table:number-columns-repeated="2"/>
          <table:table-cell office:value-type="string">
            <text:p>GI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ICICI Prudential Capital Protection Oriented Fund</text:p>
          </table:table-cell>
          <table:table-cell table:number-columns-repeated="2"/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ICICI Pru Dynamic Bond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ICICI Pru Focused Bluechip Eq Retail</text:p>
          </table:table-cell>
          <table:table-cell office:value-type="float" office:value="0.75">
            <text:p>0.75</text:p>
          </table:table-cell>
          <table:table-cell office:value-type="float" office:value="0.4">
            <text:p>0.4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ICICI Prudential Long term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ICICI Prudential Regular Saving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ICICI Prudential Tax Plan</text:p>
          </table:table-cell>
          <table:table-cell office:value-type="float" office:value="3.25">
            <text:p>3.25</text:p>
          </table:table-cell>
          <table:table-cell office:value-type="float" office:value="0">
            <text:p>0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remium persoanl Guard</text:p>
          </table:table-cell>
          <table:table-cell office:value-type="string">
            <text:p>20%</text:p>
          </table:table-cell>
          <table:table-cell/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Preventive Health Care</text:p>
          </table:table-cell>
          <table:table-cell table:number-columns-repeated="2"/>
          <table:table-cell office:value-type="string">
            <text:p>GI</text:p>
          </table:table-cell>
          <table:table-cell office:value-type="string">
            <text:p>Haren</text:p>
          </table:table-cell>
        </table:table-row>
        <table:table-row table:style-name="ro1">
          <table:table-cell office:value-type="string">
            <text:p>Top Up Policy with Rs.4,00,000 deductible</text:p>
          </table:table-cell>
          <table:table-cell table:number-columns-repeated="2"/>
          <table:table-cell office:value-type="string">
            <text:p>Mutual Fund</text:p>
          </table:table-cell>
          <table:table-cell office:value-type="string">
            <text:p>Hare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UTI <text:s/>Equity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UTI Dividend Yield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UTI Dynamic Bond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UTI Master Plus 91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UTI Master Share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UTI Opportunities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UTI Short-term Income Regular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UTI TOP 100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ata Balanced</text:p>
          </table:table-cell>
          <table:table-cell office:value-type="float" office:value="0.75">
            <text:p>0.75</text:p>
          </table:table-cell>
          <table:table-cell office:value-type="float" office:value="0.45">
            <text:p>0.4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Tata Contr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Tata Equity oppurtunities</text:p>
          </table:table-cell>
          <table:table-cell office:value-type="float" office:value="0.75">
            <text:p>0.75</text:p>
          </table:table-cell>
          <table:table-cell office:value-type="float" office:value="0.45">
            <text:p>0.4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Tata Equity PE</text:p>
          </table:table-cell>
          <table:table-cell office:value-type="float" office:value="0.75">
            <text:p>0.75</text:p>
          </table:table-cell>
          <table:table-cell office:value-type="float" office:value="0.45">
            <text:p>0.4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Tata Income</text:p>
          </table:table-cell>
          <table:table-cell office:value-type="float" office:value="0.32">
            <text:p>0.32</text:p>
          </table:table-cell>
          <table:table-cell office:value-type="float" office:value="0.65">
            <text:p>0.6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Tata Mid Cap</text:p>
          </table:table-cell>
          <table:table-cell office:value-type="float" office:value="0.75">
            <text:p>0.75</text:p>
          </table:table-cell>
          <table:table-cell office:value-type="float" office:value="0.45">
            <text:p>0.4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Tata Pure Equity</text:p>
          </table:table-cell>
          <table:table-cell office:value-type="float" office:value="0.75">
            <text:p>0.75</text:p>
          </table:table-cell>
          <table:table-cell office:value-type="float" office:value="0.45">
            <text:p>0.4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eligare Invesco Mid Cap</text:p>
          </table:table-cell>
          <table:table-cell office:value-type="float" office:value="1.05">
            <text:p>1.05</text:p>
          </table:table-cell>
          <table:table-cell office:value-type="float" office:value="0.35">
            <text:p>0.3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Religare Invesco Tax Plan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Kotak Bond</text:p>
          </table:table-cell>
          <table:table-cell office:value-type="float" office:value="1.15">
            <text:p>1.15</text:p>
          </table:table-cell>
          <table:table-cell office:value-type="float" office:value="0">
            <text:p>0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Kotak Sensex ET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rincipal Income Short-term</text:p>
          </table:table-cell>
          <table:table-cell office:value-type="float" office:value="0.45">
            <text:p>0.45</text:p>
          </table:table-cell>
          <table:table-cell office:value-type="float" office:value="0.55">
            <text:p>0.5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&amp;T Equity Fund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L&amp;T Flexi Bond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L&amp;T India Large Cap Fund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  <table:table-row table:style-name="ro1">
          <table:table-cell office:value-type="string">
            <text:p>L&amp;T Tax Advantage Fund</text:p>
          </table:table-cell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string">
            <text:p>Mutual Fund</text:p>
          </table:table-cell>
          <table:table-cell office:value-type="string">
            <text:p>Bishnu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7">06/17/2013</text:date>, <text:time>19:5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7T19:53:24.10</meta:creation-date>
    <dc:date>2013-06-17T19:53:43.75</dc:date>
    <meta:editing-duration>PT22S</meta:editing-duration>
    <meta:editing-cycles>1</meta:editing-cycles>
    <meta:document-statistic meta:table-count="3" meta:cell-count="1006" meta:object-count="0"/>
    <meta:generator>OpenOffice.org/3.4$Win32 OpenOffice.org_project/340m1$Build-9590</meta:generator>
  </office:meta>
</office:document-meta>
</file>